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5:09:02.502684403</meta:creation-date>
    <meta:generator>LibreOffice/24.2.7.2$Linux_X86_64 LibreOffice_project/420$Build-2</meta:generator>
    <dc:date>2025-10-04T19:57:29.903079041</dc:date>
    <meta:editing-duration>PT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